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paragraph-properties fo:margin-left="0in" fo:margin-right="0in" fo:text-indent="0in" style:auto-text-indent="false"/>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8">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7">
      <style:paragraph-properties fo:margin-left="0.5in" fo:margin-right="0in" fo:margin-top="0.0398in" fo:margin-bottom="0in" loext:contextual-spacing="false" fo:text-indent="-0.25in" style:auto-text-indent="false"/>
    </style:style>
    <style:style style:name="P34" style:family="paragraph" style:parent-style-name="Standard" style:list-style-name="WWNum10">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10">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8">
      <style:paragraph-properties fo:margin-left="0.5in" fo:margin-right="0in" fo:margin-top="0in" fo:margin-bottom="0.0429in" loext:contextual-spacing="false" fo:text-indent="-0.25in" style:auto-text-indent="false"/>
    </style:style>
    <style:style style:name="P48" style:family="paragraph" style:parent-style-name="Standard" style:list-style-name="WWNum5">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12">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text-indent="-0.25in" style:auto-text-indent="false"/>
    </style:style>
    <style:style style:name="P56" style:family="paragraph" style:parent-style-name="Standard" style:list-style-name="WWNum1">
      <style:paragraph-properties fo:margin-left="0.5in" fo:margin-right="0in" fo:text-indent="-0.25in" style:auto-text-indent="false"/>
    </style:style>
    <style:style style:name="P57" style:family="paragraph" style:parent-style-name="Standard" style:list-style-name="WWNum8">
      <style:paragraph-properties fo:margin-left="1in" fo:margin-right="0in" fo:margin-top="0in" fo:margin-bottom="0in" loext:contextual-spacing="false" fo:text-indent="-0.25in" style:auto-text-indent="false"/>
    </style:style>
    <style:style style:name="P58" style:family="paragraph" style:parent-style-name="Standard" style:list-style-name="WWNum2">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in" loext:contextual-spacing="false" fo:text-indent="-0.25in" style:auto-text-indent="false"/>
    </style:style>
    <style:style style:name="P60" style:family="paragraph" style:parent-style-name="Standard" style:list-style-name="WWNum10">
      <style:paragraph-properties fo:margin-left="1in" fo:margin-right="0in" fo:margin-top="0in" fo:margin-bottom="0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1">
      <style:paragraph-properties fo:margin-left="1in" fo:margin-right="0in" fo:text-indent="-0.25in" style:auto-text-indent="false"/>
    </style:style>
    <style:style style:name="P63" style:family="paragraph" style:parent-style-name="Standard" style:list-style-name="WWNum8">
      <style:paragraph-properties fo:margin-left="1.5in" fo:margin-right="0in" fo:margin-top="0in" fo:margin-bottom="0in" loext:contextual-spacing="false" fo:text-indent="-0.25in" style:auto-text-indent="false"/>
    </style:style>
    <style:style style:name="P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5" style:family="paragraph" style:parent-style-name="Heading_20_2" style:list-style-name="WWNum6"/>
    <style:style style:name="P66" style:family="paragraph" style:parent-style-name="Heading_20_1" style:list-style-name="WWNum6"/>
    <style:style style:name="P67" style:family="paragraph" style:parent-style-name="Heading_20_1" style:list-style-name="WWNum6">
      <style:paragraph-properties fo:margin-top="0in" fo:margin-bottom="0.0429in" loext:contextual-spacing="false"/>
    </style:style>
    <style:style style:name="P6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style:font-name-asian="Verdana1" style:font-size-asian="8pt" style:font-style-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font-name="Consolas" fo:font-style="italic" style:font-name-asian="Consolas1" style:font-style-asian="italic" style:font-name-complex="Consolas1"/>
    </style:style>
    <style:style style:name="T24" style:family="text">
      <style:text-properties fo:color="#1155cc" style:text-underline-style="solid" style:text-underline-width="auto" style:text-underline-color="font-color"/>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font-style="italic" style:font-style-asian="italic"/>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Sistemas Operativos en Red</text:span><text:span text:style-name="T3"><text:line-break/></text:span><text:span text:style-name="T4">UD 07. Administración avanzada de Windows Server</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3</text:span></text:a></text:p>
          <text:p text:style-name="P14"><text:a xlink:type="simple" xlink:href="#_w4g88p8ssbw1" text:style-name="Index_20_Link" text:visited-style-name="Index_20_Link"><text:span text:style-name="T18">2. Escritorio móvil (Perfiles móviles)<text:tab/>3</text:span></text:a></text:p>
          <text:p text:style-name="P14"><text:a xlink:type="simple" xlink:href="#_tgmv7yvou7p5" text:style-name="Index_20_Link" text:visited-style-name="Index_20_Link"><text:span text:style-name="T18">3. Remote desktop<text:tab/>4</text:span></text:a></text:p>
          <text:p text:style-name="P14"><text:a xlink:type="simple" xlink:href="#_vs6esbz54806" text:style-name="Index_20_Link" text:visited-style-name="Index_20_Link"><text:span text:style-name="T18">4. Instalar paquetes MSI remotamente de trabajo<text:tab/>4</text:span></text:a></text:p>
          <text:p text:style-name="P16"><text:a xlink:type="simple" xlink:href="#_ty0yv3vu20q4" text:style-name="Index_20_Link" text:visited-style-name="Index_20_Link"><text:span text:style-name="T19">4.1 <text:s/>Instalar paquetes MSI mediante Group Policy (Directiva de Grupo):<text:tab/>4</text:span></text:a></text:p>
          <text:p text:style-name="P16"><text:a xlink:type="simple" xlink:href="#_wdu9fkv85qa" text:style-name="Index_20_Link" text:visited-style-name="Index_20_Link"><text:span text:style-name="T19">4.2 <text:s/>Instalar paquetes MSI mediante PowerShell Remoto<text:tab/>5</text:span></text:a></text:p>
          <text:p text:style-name="P14"><text:a xlink:type="simple" xlink:href="#_vkmycye3amhv" text:style-name="Index_20_Link" text:visited-style-name="Index_20_Link"><text:span text:style-name="T18">5. WDS (Windows Deployment System)<text:tab/>5</text:span></text:a></text:p>
          <text:p text:style-name="P14"><text:a xlink:type="simple" xlink:href="#_407u8fl4bxwk" text:style-name="Index_20_Link" text:visited-style-name="Index_20_Link"><text:span text:style-name="T18">6. Serva, servidor PXE gratuito (Alternativa a WDS)<text:tab/>6</text:span></text:a></text:p>
          <text:p text:style-name="P14"><text:a xlink:type="simple" xlink:href="#_m2yp3387g8c5" text:style-name="Index_20_Link" text:visited-style-name="Index_20_Link"><text:span text:style-name="T18">7. Enrutamiento<text:tab/>6</text:span></text:a></text:p>
          <text:p text:style-name="P14"><text:a xlink:type="simple" xlink:href="#_b0y4zatetkxc" text:style-name="Index_20_Link" text:visited-style-name="Index_20_Link"><text:span text:style-name="T18">8. DHCP en Windows Server<text:tab/>7</text:span></text:a></text:p>
          <text:p text:style-name="P14"><text:a xlink:type="simple" xlink:href="#_7809q84epoi7" text:style-name="Index_20_Link" text:visited-style-name="Index_20_Link"><text:span text:style-name="T18">9. VPN en Windows Server<text:tab/>8</text:span></text:a></text:p>
          <text:p text:style-name="P14"><text:a xlink:type="simple" xlink:href="#_kxer4q5s6h8d" text:style-name="Index_20_Link" text:visited-style-name="Index_20_Link"><text:span text:style-name="T18">10. Plantillas de creación de usuarios<text:tab/>8</text:span></text:a></text:p>
          <text:p text:style-name="P14"><text:a xlink:type="simple" xlink:href="#_tm8r31msta8b" text:style-name="Index_20_Link" text:visited-style-name="Index_20_Link"><text:span text:style-name="T18">11. Unir un equipo a Ubuntu a un dominio Windows Server con Realmd<text:tab/>9</text:span></text:a></text:p>
          <text:p text:style-name="P14"><text:a xlink:type="simple" xlink:href="#_m5d286dkc50l" text:style-name="Index_20_Link" text:visited-style-name="Index_20_Link"><text:span text:style-name="T18">12. Bibliografía<text:tab/>11</text:span></text:a></text:p>
        </text:index-body>
      </text:table-of-content>
      <text:p text:style-name="P13"/>
      <text:p text:style-name="P17"/>
      <text:p text:style-name="P18"><text:span text:style-name="T15">Unidad 07. Administración avanzada de Windows Server</text:span></text:p>
      <text:list xml:id="list3190316096" text:style-name="WWNum6">
        <text:list-item>
          <text:p text:style-name="P66"><text:bookmark text:name="_gjdgxs"/>Introducción</text:p>
        </text:list-item>
      </text:list>
      <text:p text:style-name="P24">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60853844417574" text:continue-numbering="true" text:style-name="WWNum6">
        <text:list-item>
          <text:p text:style-name="P66"><text:bookmark text:name="_w4g88p8ssbw1"/>Escritorio móvil (Perfiles móviles)</text:p>
        </text:list-item>
      </text:list>
      <text:p text:style-name="P24">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5"><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4">Para poner en marcha esta técnica, debes seguir estos pasos:</text:p>
      <text:list xml:id="list2291635195" text:style-name="WWNum8">
        <text:list-item>
          <text:p text:style-name="P26"><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7"><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7">Desde “Herramientas administrativas” y ahí “Administración de directivas de grupo”, busca la GPO que se aplica a tus usuarios del dominio (o crea una nueva, aplicada a todos los usuarios del dominio).</text:p>
            </text:list-item>
            <text:list-item>
              <text:p text:style-name="P57">Navega hasta "Configuración de usuario" &gt; "Configuración de Windows" &gt; "Redirección de carpetas".</text:p>
            </text:list-item>
            <text:list-item>
              <text:p text:style-name="P57">Haz clic con el botón derecho en la carpeta que deseas redirigir (por ejemplo, "Escritorio") y selecciona "Propiedades".</text:p>
            </text:list-item>
            <text:list-item>
              <text:p text:style-name="P57">Elige la opción "Básica: Redirigir todo el contenido de Escritorio a la ubicación siguiente".</text:p>
            </text:list-item>
            <text:list-item>
              <text:p text:style-name="P57"><text:soft-page-break/>Especifica la ubicación de la carpeta compartida que creaste en el primer paso.</text:p>
              <text:list>
                <text:list-item>
                  <text:p text:style-name="P63"><text:span text:style-name="T22">La ubicación puede ser un recurso compartido en red, recomendando el uso de una carpeta compartida como la propuesta anteriormente.</text:span></text:p>
                </text:list-item>
              </text:list>
            </text:list-item>
          </text:list>
        </text:list-item>
        <text:list-item>
          <text:p text:style-name="P37"><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7"><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4">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60854677931094" text:continue-list="list60853844417574" text:style-name="WWNum6">
        <text:list-item>
          <text:p text:style-name="P66"><text:bookmark text:name="_tgmv7yvou7p5"/>Remote desktop</text:p>
        </text:list-item>
      </text:list>
      <text:p text:style-name="P24">Remote Desktop (Escritorio Remoto) es una característica fundamental en Windows Server que permite a los administradores y usuarios acceder y controlar de forma remota:</text:p>
      <text:list xml:id="list571300599" text:style-name="WWNum11">
        <text:list-item>
          <text:p text:style-name="P55"><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5"><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5"><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268346410" text:style-name="WWNum5">
        <text:list-item>
          <text:p text:style-name="P27"><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8"><text:span text:style-name="T11">Seguridad:</text:span> Remote Desktop incorpora mecanismos de seguridad robustos, incluyendo autenticación de dos factores y cifrado de datos, para proteger las conexiones remotas y los datos transmitidos.</text:p>
        </text:list-item>
        <text:list-item>
          <text:p text:style-name="P48"><text:span text:style-name="T11">Escalabilidad:</text:span> Windows Server permite habilitar múltiples sesiones de Remote Desktop, lo que facilita el acceso de varios usuarios o administradores a un servidor al mismo tiempo.</text:p>
        </text:list-item>
      </text:list>
      <text:p text:style-name="P24">Para habilitar Remote Desktop en un servidor Windows Server:</text:p>
      <text:list xml:id="list1196296641" text:style-name="WWNum13">
        <text:list-item>
          <text:p text:style-name="P28">Ir a las propiedades del sistema y configurar la opción "Permitir conexiones remotas a este equipo".</text:p>
        </text:list-item>
        <text:list-item>
          <text:p text:style-name="P39">Configurar las reglas de firewall y las políticas de seguridad de manera adecuada para permitir el acceso remoto.</text:p>
        </text:list-item>
        <text:list-item>
          <text:p text:style-name="P49"><text:span text:style-name="T22">Los usuarios deben tener permisos para iniciar sesión de forma remota</text:span>, lo que se puede configurar en el panel de control de Directivas de Seguridad Local.</text:p>
        </text:list-item>
      </text:list>
      <text:p text:style-name="P25"><text:span text:style-name="T12"><text:s/>❕</text:span><text:span text:style-name="T13"> </text:span><text:span text:style-name="T11">Atención</text:span>: aseguraos de tener permiso de inicio de sesión remota, ya que es el error más típico.</text:p>
      <text:list xml:id="list60855451608337" text:continue-list="list60854677931094" text:style-name="WWNum6">
        <text:list-item>
          <text:p text:style-name="P66"><text:bookmark text:name="_vs6esbz54806"/>Instalar paquetes MSI remotamente de trabajo</text:p>
        </text:list-item>
      </text:list>
      <text:p text:style-name="P24">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60853929429227" text:continue-numbering="true" text:style-name="WWNum6">
        <text:list-item>
          <text:list>
            <text:list-item>
              <text:p text:style-name="P65"><text:bookmark text:name="_ty0yv3vu20q4"/>Instalar paquetes MSI mediante Group Policy (Directiva de Grupo):</text:p>
            </text:list-item>
          </text:list>
        </text:list-item>
      </text:list>
      <text:p text:style-name="P24">Este método es adecuado para implementar de instalación de software en múltiples estaciones de trabajo a través de Active Directory. Aquí comentamos como hacerlo:</text:p>
      <text:list xml:id="list4031054138" text:style-name="WWNum2">
        <text:list-item>
          <text:p text:style-name="P29"><text:span text:style-name="T11">Preparación del paquete MSI</text:span>: Asegúrate de tener el archivo MSI del software que deseas instalar disponible en una ubicación accesible desde tu servidor Windows.</text:p>
          <text:list>
            <text:list-item>
              <text:p text:style-name="P58"><text:span text:style-name="T22">Esta ubicación puede ser, por ejemplo, una carpeta compartida en el servidor.</text:span></text:p>
            </text:list-item>
          </text:list>
        </text:list-item>
        <text:list-item>
          <text:p text:style-name="P40"><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40"><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40"><text:span text:style-name="T11">Especificar la ubicación del paquete MSI</text:span>: selecciona el archivo MSI que deseas instalar desde la ubicación donde se encuentra almacenado <text:span text:style-name="T22">(por ejemplo, en una carpeta compartida en red en el servidor)</text:span>.</text:p>
        </text:list-item>
        <text:list-item>
          <text:p text:style-name="P40"><text:span text:style-name="T11">Configurar opciones de instalación:</text:span> puedes configurar opciones como "Asignar" o "Publicar" el software y seleccionar el método de instalación (por ejemplo, "Instalar este programa en modo silencioso").</text:p>
        </text:list-item>
        <text:list-item>
          <text:p text:style-name="P50"><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60855362745840" text:continue-list="list60853929429227" text:style-name="WWNum6">
        <text:list-item>
          <text:list>
            <text:list-item>
              <text:p text:style-name="P65"><text:bookmark text:name="_wdu9fkv85qa"/>Instalar paquetes MSI mediante PowerShell Remoto</text:p>
            </text:list-item>
          </text:list>
        </text:list-item>
      </text:list>
      <text:p text:style-name="P24">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1754042538" text:style-name="WWNum3">
        <text:list-item>
          <text:p text:style-name="P30"><text:span text:style-name="T11">Configuración de PowerShell remoto:</text:span> Asegúrate de que PowerShell Remoto esté habilitado en las estaciones de trabajo que deseas administrar. Puedes habilitarlo utilizando el cmdlet “<text:span text:style-name="T23">Enable-PSRemoting</text:span>” en PowerShell en cada estación de trabajo.</text:p>
        </text:list-item>
        <text:list-item>
          <text:p text:style-name="P41"><text:span text:style-name="T11">Creación de un script de PowerShell:</text:span> Crea un script de PowerShell que utilice el cmdlet “<text:span text:style-name="T23">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1"><text:span text:style-name="T11">Ejecución del script</text:span>: ejecuta el script de PowerShell en el servidor Windows para iniciar la instalación remota en las estaciones de trabajo específicas.</text:p>
        </text:list-item>
      </text:list>
      <text:list xml:id="list60855191491529" text:continue-list="list60855362745840" text:style-name="WWNum6">
        <text:list-item>
          <text:p text:style-name="P67"><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3026874835" text:style-name="WWNum4">
        <text:list-item>
          <text:p text:style-name="P31"><text:span text:style-name="T11">Instalar el Rol WDS</text:span>: en tu servidor Windows, instala el rol de Windows Deployment Services a través del Administrador del Servidor o PowerShell.</text:p>
        </text:list-item>
        <text:list-item>
          <text:p text:style-name="P42"><text:span text:style-name="T11">Configurar las carpetas de implementación:</text:span> define las carpetas donde se almacenarán las imágenes de sistema operativo y los archivos de implementación.</text:p>
        </text:list-item>
        <text:list-item>
          <text:p text:style-name="P42"><text:span text:style-name="T11">Agregar imágenes del sistema operativo:</text:span> importa o crea imágenes de sistema operativo que deseas implementar en las computadoras cliente.</text:p>
        </text:list-item>
        <text:list-item>
          <text:p text:style-name="P42"><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2"><text:span text:style-name="T11">Iniciar implementaciones:</text:span> desde la consola de WDS, puedes iniciar implementaciones en las computadoras cliente seleccionadas.</text:p>
        </text:list-item>
      </text:list>
      <text:list xml:id="list60854923165512" text:continue-list="list60855191491529" text:style-name="WWNum6">
        <text:list-item>
          <text:p text:style-name="P67"><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18" text:visited-style-name="ListLabel_20_118"><text:span text:style-name="T24">https://www.vercot.com/~serva/</text:span></text:a> </text:p>
      <text:p text:style-name="Standard">Algunas ventajas de Serva respecto a WDS son:</text:p>
      <text:list xml:id="list298811510" text:style-name="WWNum9">
        <text:list-item>
          <text:p text:style-name="P32"><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3"><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3"><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3"><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3"><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1"><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60853693360398" text:continue-list="list60854923165512" text:style-name="WWNum6">
        <text:list-item>
          <text:p text:style-name="P66"><text:bookmark text:name="_m2yp3387g8c5"/><text:soft-page-break/>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2">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4212527915" text:style-name="WWNum7">
        <text:list-item>
          <text:p text:style-name="P33"><text:span text:style-name="T11">Instala el Rol de Enrutamiento:</text:span></text:p>
          <text:list>
            <text:list-item>
              <text:p text:style-name="P59">Abre el "Administrador del servidor".</text:p>
            </text:list-item>
            <text:list-item>
              <text:p text:style-name="P59">Haz clic en "Agregar roles y características".</text:p>
            </text:list-item>
            <text:list-item>
              <text:p text:style-name="P59">Selecciona "Enrutamiento y acceso remoto" en la lista de roles y completa el proceso de instalación.</text:p>
            </text:list-item>
          </text:list>
        </text:list-item>
        <text:list-item>
          <text:p text:style-name="P44"><text:span text:style-name="T11">Configura el Rol de Enrutamiento y Acceso Remoto:</text:span></text:p>
          <text:list>
            <text:list-item>
              <text:p text:style-name="P59">Después de instalar el rol, busca y abre la herramienta "Enrutamiento y acceso remoto" desde el "Administrador del servidor".</text:p>
            </text:list-item>
            <text:list-item>
              <text:p text:style-name="P59">En la consola de enrutamiento y acceso remoto, expande el nombre del servidor y haz clic con el botón derecho en "Enrutamiento IPv4".</text:p>
            </text:list-item>
            <text:list-item>
              <text:p text:style-name="P59">Selecciona "NAT" (Network Address Translation) y sigue el asistente para configurar la traducción de direcciones de red.</text:p>
            </text:list-item>
          </text:list>
        </text:list-item>
        <text:list-item>
          <text:p text:style-name="P44"><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4"><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2">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60854588926752" text:continue-list="list60853693360398" text:style-name="WWNum6">
        <text:list-item>
          <text:p text:style-name="P66"><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1568436382" text:style-name="WWNum10">
        <text:list-item>
          <text:p text:style-name="P34"><text:span text:style-name="T11">Instala el rol de DHCP:</text:span></text:p>
          <text:list>
            <text:list-item>
              <text:p text:style-name="P60">Abre el "Administrador del servidor".</text:p>
            </text:list-item>
            <text:list-item>
              <text:p text:style-name="P60">Haz clic en "Agregar roles y características".</text:p>
            </text:list-item>
            <text:list-item>
              <text:p text:style-name="P60">Selecciona "Servicios de dominio de Active Directory" (si no estaban ya) y "Protocolo de configuración dinámica de host (DHCP)".</text:p>
            </text:list-item>
            <text:list-item>
              <text:p text:style-name="P60">Completa el asistente de instalación.</text:p>
            </text:list-item>
          </text:list>
        </text:list-item>
        <text:list-item>
          <text:p text:style-name="P45"><text:span text:style-name="T11">Configura el servicio DHCP:</text:span></text:p>
          <text:list>
            <text:list-item>
              <text:p text:style-name="P60">Después de instalar el rol, abre la herramienta "DHCP" desde el "Administrador del servidor".</text:p>
            </text:list-item>
            <text:list-item>
              <text:p text:style-name="P60">Expande el nombre del servidor y selecciona "Ámbitos".</text:p>
            </text:list-item>
            <text:list-item>
              <text:p text:style-name="P60">Crea un nuevo ámbito DHCP para definir el rango de direcciones IP que se asignarán automáticamente a los dispositivos en la red.</text:p>
            </text:list-item>
            <text:list-item>
              <text:p text:style-name="P60">Configura las opciones de ámbito, como la puerta de enlace predeterminada y los servidores DNS.</text:p>
            </text:list-item>
          </text:list>
        </text:list-item>
        <text:list-item>
          <text:p text:style-name="P45"><text:span text:style-name="T11">Autoriza el servidor DHCP:</text:span></text:p>
          <text:list>
            <text:list-item>
              <text:p text:style-name="P60">Asegúrate de que el servidor DHCP esté autorizado en la red. Esto es crucial para evitar conflictos con otros servidores DHCP.</text:p>
            </text:list-item>
          </text:list>
        </text:list-item>
        <text:list-item>
          <text:p text:style-name="P45"><text:span text:style-name="T11">Prueba el servicio DHCP:</text:span></text:p>
          <text:list>
            <text:list-item>
              <text:p text:style-name="P61">Conecta un dispositivo a la red y verifica si obtiene una dirección IP automáticamente.</text:p>
            </text:list-item>
          </text:list>
        </text:list-item>
      </text:list>
      <text:p text:style-name="P1"/>
      <text:list xml:id="list60855758047183" text:continue-list="list60854588926752" text:style-name="WWNum6">
        <text:list-item>
          <text:p text:style-name="P66"><text:bookmark text:name="_7809q84epoi7"/>VPN en Windows Server</text:p>
        </text:list-item>
      </text:list>
      <text:p text:style-name="Standard">Una VPN (Red Privada Virtual) <text:a xlink:type="simple" xlink:href="https://es.wikipedia.org/wiki/Red_privada_virtual" text:style-name="ListLabel_20_118" text:visited-style-name="ListLabel_20_118"><text:span text:style-name="T24">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4">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2568347233" text:style-name="WWNum12">
        <text:list-item>
          <text:p text:style-name="P35"><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6"><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6"><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6"><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6"><text:span text:style-name="T11">Configurar clientes VPN:</text:span> en los dispositivos cliente, configura una conexión VPN utilizando las credenciales proporcionadas y la dirección IP o el nombre de dominio del servidor VPN.</text:p>
        </text:list-item>
        <text:list-item>
          <text:p text:style-name="P53"><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18" text:visited-style-name="ListLabel_20_118"><text:span text:style-name="T24">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18" text:visited-style-name="ListLabel_20_118"><text:span text:style-name="T24">https://openvpn.net/community-downloads/</text:span></text:a> que dispone tanto de servidor como de cliente VPN.</text:p>
      <text:list xml:id="list60855388245548" text:continue-list="list60855758047183" text:style-name="WWNum6">
        <text:list-item>
          <text:p text:style-name="P66"><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58938687" text:style-name="WWNum1">
        <text:list-item>
          <text:p text:style-name="P56"><text:span text:style-name="T11">Crear el usuario original:</text:span></text:p>
          <text:list>
            <text:list-item>
              <text:p text:style-name="P62">Inicia sesión en el servidor con privilegios administrativos.</text:p>
            </text:list-item>
            <text:list-item>
              <text:p text:style-name="P62">Abre el "Administrador de usuarios y equipos de Active Directory" (dsa.msc).</text:p>
            </text:list-item>
            <text:list-item>
              <text:p text:style-name="P62">Navega a la unidad organizativa (OU) donde deseas crear el usuario.</text:p>
            </text:list-item>
            <text:list-item>
              <text:p text:style-name="P62">Haz clic derecho y selecciona "Nuevo" &gt; "Usuario".</text:p>
            </text:list-item>
            <text:list-item>
              <text:p text:style-name="P62">Completa el asistente para crear un nuevo usuario con la configuración inicial deseada.</text:p>
            </text:list-item>
          </text:list>
        </text:list-item>
        <text:list-item>
          <text:p text:style-name="P56"><text:soft-page-break/><text:span text:style-name="T11">Copiar a un nuevo usuario:</text:span></text:p>
          <text:list>
            <text:list-item>
              <text:p text:style-name="P62">Después de haber creado el usuario original, busca el usuario en el "Administrador de usuarios y equipos de Active Directory".</text:p>
            </text:list-item>
            <text:list-item>
              <text:p text:style-name="P62">Haz clic derecho en el usuario original y selecciona "Propiedades".</text:p>
            </text:list-item>
            <text:list-item>
              <text:p text:style-name="P62">Ve a la pestaña "Perfil".</text:p>
            </text:list-item>
            <text:list-item>
              <text:p text:style-name="P62">En la sección "Perfil de usuario", haz clic en "Copia a".</text:p>
            </text:list-item>
            <text:list-item>
              <text:p text:style-name="P62">Especifica la ruta del nuevo usuario al que deseas copiar la configuración.</text:p>
            </text:list-item>
          </text:list>
        </text:list-item>
        <text:list-item>
          <text:p text:style-name="P56"><text:span text:style-name="T11">Configuración adicional del nuevo Usuario:</text:span></text:p>
          <text:list>
            <text:list-item>
              <text:p text:style-name="P62">Después de copiar la configuración, puedes modificar el nuevo usuario según sea necesario. Esto puede incluir cambiar el nombre de usuario, la contraseña y cualquier otra configuración específica.</text:p>
            </text:list-item>
          </text:list>
        </text:list-item>
        <text:list-item>
          <text:p text:style-name="P56"><text:span text:style-name="T11">Verificación:</text:span></text:p>
          <text:list>
            <text:list-item>
              <text:p text:style-name="P62">Verifica que el nuevo usuario tenga la configuración copiada correctamente. Puedes hacer esto revisando las propiedades del nuevo usuario en la pestaña "Perfil".</text:p>
            </text:list-item>
          </text:list>
        </text:list-item>
      </text:list>
      <text:p text:style-name="Standard"/>
      <text:p text:style-name="Standard">Este enfoque es útil cuando deseas crear múltiples usuarios con configuraciones similares, ya que puedes evitar tener que configurar manualmente cada usuario. <text:span text:style-name="T22">Sin embargo, ten en cuenta que esta técnica no aborda todos los aspectos de la configuración del usuario, como permisos de carpeta y grupos de seguridad, que requieren configuración adicional.</text:span></text:p>
      <text:p text:style-name="Standard"/>
      <text:list xml:id="list60854246472769" text:continue-list="list60855388245548" text:style-name="WWNum6">
        <text:list-item>
          <text:p text:style-name="P66"><text:bookmark text:name="_tm8r31msta8b"/>Unir un equipo a Ubuntu a un dominio Windows Server con Realmd</text:p>
        </text:list-item>
      </text:list>
      <text:p text:style-name="Standard">Unir un sistema Ubuntu a un dominio de Windows Server utilizando Realmd es un proceso que implica la integración del sistema Ubuntu en el Active Directory (AD) de Windows. </text:p>
      <text:p text:style-name="Standard">Para realizar la unión al dominio y tomando como referencia estos enlaces:</text:p>
      <text:list xml:id="list3007212612" text:style-name="WWNum14">
        <text:list-item>
          <text:p text:style-name="P36"><text:a xlink:type="simple" xlink:href="https://somebooks.es/unir-un-cliente-ubuntu-20-04-a-un-dominio-de-active-directory-sobre-windows-server-2019-parte-1/" text:style-name="ListLabel_20_118" text:visited-style-name="ListLabel_20_118"><text:span text:style-name="T24">https://somebooks.es/unir-un-cliente-ubuntu-20-04-a-un-dominio-de-active-directory-sobre-windows-server-2019-parte-1/</text:span></text:a></text:p>
        </text:list-item>
        <text:list-item>
          <text:p text:style-name="P54"><text:a xlink:type="simple" xlink:href="https://somebooks.es/unir-un-cliente-ubuntu-20-04-a-un-dominio-de-active-directory-sobre-windows-server-2019-parte-2/" text:style-name="ListLabel_20_118" text:visited-style-name="ListLabel_20_118"><text:span text:style-name="T24">https://somebooks.es/unir-un-cliente-ubuntu-20-04-a-un-dominio-de-active-directory-sobre-windows-server-2019-parte-2/</text:span></text:a></text:p>
        </text:list-item>
      </text:list>
      <text:p text:style-name="Standard">Indicamos los pasos a seguir para conseguir este proceso:</text:p>
      <text:p text:style-name="Standard"><text:span text:style-name="T11">Paso 1: Instalar paquetes necesarios</text:span></text:p>
      <text:p text:style-name="Standard">Abre una terminal en tu sistema Ubuntu y asegúrate de tener instalados los siguientes paquetes:</text:p>
      <table:table table:name="Table1" table:style-name="Table1">
        <table:table-column table:style-name="Table1.A"/>
        <table:table-row table:style-name="Table1.1">
          <table:table-cell table:style-name="Table1.A1" office:value-type="string">
            <text:p text:style-name="P64"><text:span text:style-name="T25">sudo apt update<text:line-break/>sudo apt install realmd sssd sssd-tools samba-common krb5-user packagekit samba-common-bin oddjob oddjob-mkhomedir</text:span></text:p>
          </table:table-cell>
        </table:table-row>
      </table:table>
      <text:p text:style-name="Standard"/>
      <text:p text:style-name="Standard"><text:span text:style-name="T11">Paso 2: Unir el dominio</text:span></text:p>
      <text:p text:style-name="Standard">Utilizaremos el comando <text:span text:style-name="T26">“realm join”</text:span> para unir el sistema Ubuntu al dominio de Windows. Reemplaza “DOMINIO” con el nombre de tu dominio de Windows y “usuario_admin” por un usuario administrador del dominio:</text:p>
      <table:table table:name="Table2" table:style-name="Table2">
        <table:table-column table:style-name="Table2.A"/>
        <table:table-row table:style-name="Table2.1">
          <table:table-cell table:style-name="Table2.A1" office:value-type="string">
            <text:p text:style-name="P64"><text:span text:style-name="T25">sudo realm join DOMINIO -U usuario_admin</text:span></text:p>
          </table:table-cell>
        </table:table-row>
      </table:table>
      <text:p text:style-name="Standard"><text:span text:style-name="T22">Este comando te pedirá la contraseña del usuario administrador del dominio.</text:span></text:p>
      <text:p text:style-name="Standard"><text:span text:style-name="T11">Paso 3: Configurar SSSD</text:span></text:p>
      <text:p text:style-name="Standard">Configurar el System Security Services Daemon (SSSD) es un paso crucial cuando se integra un sistema Linux (como Ubuntu) en un entorno de Active Directory (AD) de Windows. SSSD proporciona una interfaz unificada para acceder a identidades almacenadas en diferentes proveedores, como LDAP o AD, y mejora la autenticación y autorización en sistemas Linux.</text:p>
      <text:p text:style-name="Standard"/>
      <text:p text:style-name="Standard">Para configurarlo, edita el archivo de configuración de SSSD para incluir la información del dominio. Puedes hacerlo, por ejemplo, con nano</text:p>
      <table:table table:name="Table3" table:style-name="Table3">
        <table:table-column table:style-name="Table3.A"/>
        <table:table-row table:style-name="Table3.1">
          <table:table-cell table:style-name="Table3.A1" office:value-type="string">
            <text:p text:style-name="P64"><text:span text:style-name="T25">sudo nano /etc/sssd/sssd.conf</text:span></text:p>
          </table:table-cell>
        </table:table-row>
      </table:table>
      <text:p text:style-name="Standard">Agrega o modifica las siguientes líneas según tu configuración, sustituyendo DOMINIO por el nombre de tu dominio:</text:p>
      <table:table table:name="Table4" table:style-name="Table4">
        <table:table-column table:style-name="Table4.A"/>
        <table:table-row table:style-name="Table4.1">
          <table:table-cell table:style-name="Table4.A1" office:value-type="string">
            <text:p text:style-name="P64"><text:span text:style-name="T25">[sssd]<text:line-break/>domains = DOMINIO<text:line-break/>config_file_version = 2<text:line-break/>services = nss, pam<text:line-break/><text:line-break/>[domain/DOMINIO]<text:line-break/>ad_domain = DOMINIO<text:line-break/>krb5_realm = DOMINIO<text:line-break/>realmd_tags = manages-system joined-with-adcli<text:line-break/>cache_credentials = True<text:line-break/>id_provider = ad<text:line-break/>krb5_store_password_if_offline = True<text:line-break/>default_shell = /bin/bash<text:line-break/>ldap_id_mapping = True<text:line-break/>use_fully_qualified_names = False<text:line-break/>fallback_homedir = /home/%u@%d<text:line-break/>access_provider = ad</text:span></text:p>
          </table:table-cell>
        </table:table-row>
      </table:table>
      <text:p text:style-name="Standard">Guarda y cierra el archivo.</text:p>
      <text:p text:style-name="Standard"/>
      <text:p text:style-name="Standard"><text:span text:style-name="T11">Paso 4: Reiniciar servicios</text:span></text:p>
      <text:p text:style-name="Standard">Reinicia los servicios relevantes para aplicar los cambios:</text:p>
      <table:table table:name="Table5" table:style-name="Table5">
        <table:table-column table:style-name="Table5.A"/>
        <table:table-row table:style-name="Table5.1">
          <table:table-cell table:style-name="Table5.A1" office:value-type="string">
            <text:p text:style-name="P64"><text:span text:style-name="T25">sudo systemctl restart sssd<text:line-break/>sudo systemctl restart smbd<text:line-break/>sudo systemctl restart nmbd</text:span></text:p>
          </table:table-cell>
        </table:table-row>
      </table:table>
      <text:p text:style-name="Standard"/>
      <text:p text:style-name="Standard"><text:span text:style-name="T11">Paso 5: Configurar PAM</text:span></text:p>
      <text:p text:style-name="Standard"/>
      <text:p text:style-name="Standard">PAM (Pluggable Authentication Modules, Módulos de Autenticación Enchufables) es un marco de autenticación en sistemas Unix y sistemas operativos similares a Unix. PAM proporciona una interfaz estándar para la autenticación, que permite a los programas de aplicación autenticar a los usuarios de manera consistente, independientemente de cómo se almacenen sus contraseñas o de los métodos de autenticación utilizados.</text:p>
      <text:p text:style-name="Standard">Edita el archivo de configuración PAM para incluir soporte para el acceso mediante cuentas de dominio. Puedes editarlo, por ejemplo, usando nano:</text:p>
      <table:table table:name="Table6" table:style-name="Table6">
        <table:table-column table:style-name="Table6.A"/>
        <table:table-row table:style-name="Table6.1">
          <table:table-cell table:style-name="Table6.A1" office:value-type="string">
            <text:p text:style-name="P64"><text:span text:style-name="T25">sudo nano /etc/pam.d/common-session</text:span></text:p>
          </table:table-cell>
        </table:table-row>
      </table:table>
      <text:p text:style-name="Standard">Agrega la siguiente línea al final del archivo:</text:p>
      <table:table table:name="Table7" table:style-name="Table7">
        <table:table-column table:style-name="Table7.A"/>
        <table:table-row table:style-name="Table7.1">
          <table:table-cell table:style-name="Table7.A1" office:value-type="string">
            <text:p text:style-name="P64"><text:span text:style-name="T25">session required pam_mkhomedir.so skel=/etc/skel/ </text:span><text:span text:style-name="T27">umask</text:span><text:span text:style-name="T25">=0022</text:span></text:p>
          </table:table-cell>
        </table:table-row>
      </table:table>
      <text:p text:style-name="Standard">Guarda y cierra el archivo.</text:p>
      <text:p text:style-name="P1"/>
      <text:p text:style-name="Standard"><text:span text:style-name="T11">Paso 6: Verificar la conexión</text:span></text:p>
      <text:p text:style-name="Standard">Puedes verificar la conexión al dominio utilizando el siguiente comando:</text:p>
      <table:table table:name="Table8" table:style-name="Table8">
        <table:table-column table:style-name="Table8.A"/>
        <table:table-row table:style-name="Table8.1">
          <table:table-cell table:style-name="Table8.A1" office:value-type="string">
            <text:p text:style-name="P64"><text:span text:style-name="T25">sudo realm list</text:span></text:p>
          </table:table-cell>
        </table:table-row>
      </table:table>
      <text:p text:style-name="Standard">Este comando debería mostrar información sobre el dominio al que te has unido.</text:p>
      <text:p text:style-name="Standard"><text:span text:style-name="T11">Paso 7: Loguearse como miembro del dominio</text:span></text:p>
      <text:p text:style-name="Standard"><text:soft-page-break/>Para loguearse como miembro del dominio en la máquina Linux, al loguearnos deberemos indicar nuestro nombre de usuario del dominio con la siguiente estructura “DOMINIO\usuarioDominio”, donde “DOMINIO” es nuestro dominio y “usuarioDominio” un usuario existente en el dominio.</text:p>
      <text:p text:style-name="Standard">Podemos hacerlo tanto desde la interfaz gráfica, como desde la consola, por ejemplo, usando “<text:span text:style-name="T26">su</text:span>”.</text:p>
      <text:p text:style-name="Standard">Aquí un ejemplo de login en el dominio “SERRA.com” usuario “Sergi”</text:p>
      <table:table table:name="Table9" table:style-name="Table9">
        <table:table-column table:style-name="Table9.A"/>
        <table:table-row table:style-name="Table9.1">
          <table:table-cell table:style-name="Table9.A1" office:value-type="string">
            <text:p text:style-name="P23"><text:span text:style-name="T25">sudo su SERRA.com\\Sergi</text:span></text:p>
          </table:table-cell>
        </table:table-row>
      </table:table>
      <text:p text:style-name="P25"><text:span text:style-name="T10"><text:s/>📖 </text:span><text:span text:style-name="T11">Importante: </text:span>en este caso, utilizamos dos barras invertidas (\\) para indicar que la barra invertida es un carácter de escape y no parte del nombre de usuario.</text:p>
      <text:p text:style-name="Standard"><text:s/>Después de ejecutar este comando, se te pedirá la contraseña del usuario "Sergi" en el dominio "SERRA.com". Si la contraseña es correcta, deberías cambiar al entorno del usuario "Sergi".</text:p>
      <text:list xml:id="list60855501825247" text:continue-list="list60854246472769" text:style-name="WWNum6">
        <text:list-item>
          <text:p text:style-name="P66"><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18" text:visited-style-name="ListLabel_20_118"><text:span text:style-name="T24">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18" text:visited-style-name="ListLabel_20_118"><text:span text:style-name="T24">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18" text:visited-style-name="ListLabel_20_118"><text:span text:style-name="T24">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4" meta:object-count="0" meta:page-count="5" meta:paragraph-count="208" meta:word-count="3930" meta:character-count="26101" meta:non-whitespace-character-count="22456"/>
    <meta:generator>LibreOfficeDev/6.0.5.2$Linux_X86_64 LibreOffice_project/</meta:generator>
  </office:meta>
</office:document-meta>
</file>